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d09d"/>
    </style:style>
    <style:style style:name="P2" style:family="paragraph" style:parent-style-name="Standard">
      <style:text-properties fo:font-weight="bold" officeooo:paragraph-rsid="0000d09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d09d" style:font-weight-asian="bold" style:font-weight-complex="bold"/>
    </style:style>
    <style:style style:name="T3" style:family="text">
      <style:text-properties officeooo:rsid="0000d09d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5</text:p>
      <text:p text:style-name="P1"><text:span text:style-name="T2">Problem</text:span><text:span text:style-name="T3">: </text:span>Using Naive Bayesian classifier predict where a given mail is spam or not. Use the data set provided for this purpose. <text:s text:c="2"/></text:p>
      <text:p text:style-name="P1">Submitted by: <text:span text:style-name="T1">IEC2016012</text:span></text:p>
      <text:p text:style-name="P1"/>
      <text:p text:style-name="P1">The spam/ham classifier is used on the dataset of emails. It is found that there were various <text:span text:style-name="T4">duplicate messages</text:span> in the dataset. Those entries were removed, after which the preprocessing of the data was done. </text:p>
      <text:p text:style-name="P1">Preprocessing included:</text:p>
      <text:p text:style-name="Standard">1. Removing different encodings.</text:p>
      <text:p text:style-name="Standard">2. Removing punctuations using regex.</text:p>
      <text:p text:style-name="Standard"><text:s text:c="4"/>A. \w splits the sentence into different words</text:p>
      <text:p text:style-name="Standard"><text:s text:c="4"/>B. \s rejoins the words into sentences.</text:p>
      <text:p text:style-name="Standard"><text:s text:c="4"/>Ultimately, the puctuation of any form is removed.</text:p>
      <text:p text:style-name="Standard">3. All the text was converted into lowercase, to obtain the words with the same meaning as a single key. <text:s text:c="6"/></text:p>
      <text:p text:style-name="Standard"/>
      <text:p text:style-name="Standard">Then using Baye's Theorem, the classification was done on the testing data (30%). <text:s text:c="3"/></text:p>
      <text:p text:style-name="Standard">The <text:span text:style-name="T1">accuracy</text:span> obtained was: <text:span text:style-name="T1">96%</text:span>. <text:s text:c="3"/></text:p>
      <text:p text:style-name="Standard">The <text:span text:style-name="T1">confusion matrix</text:span> was drawn using the results obtained as such: <text:s text:c="2"/></text:p>
      <text:p text:style-name="Standard">- True Positive: 1337</text:p>
      <text:p text:style-name="Standard">- True Negative: 60</text:p>
      <text:p text:style-name="Standard">- False Positive: 3</text:p>
      <text:p text:style-name="Standard">- False Negative: 1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03-18T17:20:26.982544848</dc:date>
    <meta:editing-duration>PT2M3S</meta:editing-duration>
    <meta:editing-cycles>1</meta:editing-cycles>
    <meta:document-statistic meta:table-count="0" meta:image-count="0" meta:object-count="0" meta:page-count="1" meta:paragraph-count="18" meta:word-count="161" meta:character-count="994" meta:non-whitespace-character-count="817"/>
  </office:meta>
</office:document-meta>
</file>